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er" style:master-page-name="MPF0" style:family="paragraph">
      <style:paragraph-properties fo:break-before="page" fo:text-align="end"/>
    </style:style>
    <style:style style:name="P3" style:parent-style-name="Standard" style:family="paragraph">
      <style:paragraph-properties fo:line-height="200%"/>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P6" style:parent-style-name="Standard" style:family="paragraph">
      <style:paragraph-properties fo:line-height="200%"/>
    </style:style>
    <style:style style:name="P7" style:parent-style-name="Standard" style:family="paragraph">
      <style:paragraph-properties fo:line-height="200%"/>
    </style:style>
    <style:style style:name="P8" style:parent-style-name="Standard" style:family="paragraph">
      <style:paragraph-properties fo:line-height="200%"/>
    </style:style>
    <style:style style:name="T9" style:parent-style-name="DefaultParagraphFont" style:family="text">
      <style:text-properties fo:font-style="italic" style:font-style-asian="italic" style:font-style-complex="italic"/>
    </style:style>
    <style:style style:name="T10" style:parent-style-name="FootnoteReference"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FootnoteReference"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P19" style:parent-style-name="Standard" style:family="paragraph">
      <style:paragraph-properties fo:line-height="200%"/>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P25" style:parent-style-name="Standard" style:family="paragraph">
      <style:paragraph-properties fo:line-height="200%"/>
    </style:style>
    <style:style style:name="T26" style:parent-style-name="DefaultParagraphFont" style:family="text">
      <style:text-properties fo:font-style="italic" style:font-style-asian="italic" style:font-style-complex="italic"/>
    </style:style>
    <style:style style:name="P27" style:parent-style-name="Standard" style:family="paragraph">
      <style:paragraph-properties fo:line-height="200%"/>
    </style:style>
    <style:style style:name="T28" style:parent-style-name="DefaultParagraphFont" style:family="text">
      <style:text-properties fo:font-style="italic" style:font-style-asian="italic" style:font-style-complex="italic"/>
    </style:style>
    <style:style style:name="P29" style:parent-style-name="Standard" style:family="paragraph">
      <style:paragraph-properties fo:margin-left="0.5in">
        <style:tab-stops/>
      </style:paragraph-properties>
    </style:style>
    <style:style style:name="P30" style:parent-style-name="Standard" style:family="paragraph">
      <style:paragraph-properties fo:line-height="200%"/>
    </style:style>
    <style:style style:name="T31" style:parent-style-name="DefaultParagraphFont" style:family="text">
      <style:text-properties fo:font-style="italic" style:font-style-asian="italic" style:font-style-complex="italic"/>
    </style:style>
    <style:style style:name="P32" style:parent-style-name="Standard" style:family="paragraph">
      <style:paragraph-properties fo:line-height="200%"/>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P40" style:parent-style-name="Standard" style:family="paragraph">
      <style:paragraph-properties fo:line-height="200%"/>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office:automatic-styles>
  <office:body>
    <office:text text:use-soft-page-breaks="true">
      <text:p text:style-name="P1"/>
      <text:p text:style-name="P3">Comparison between<text:s/><text:span text:style-name="T4">1 Henry IV</text:span><text:s/>and<text:s/><text:span text:style-name="T5">Beowulf</text:span></text:p>
      <text:p text:style-name="P6">Arden Rasmussen, E&amp;D 106, Fall 2016</text:p>
      <text:p text:style-name="P7">November 11, 2016</text:p>
      <text:p text:style-name="P8"><text:tab/>Honor and praise are a key points in the narratives of<text:s/><text:span text:style-name="T9">1 Henry IV</text:span><text:span text:style-name="T10"><text:note text:note-class="footnote" text:id="_ftn0"><text:note-citation>1</text:note-citation><text:note-body><text:p text:style-name="Footnote">William Shakespeare,<text:s/><text:span text:style-name="T11">Henry IV, Part 1</text:span>, ed. David Bevington (New York: Oxford University Press, 2008), 5.1.121-140.</text:p></text:note-body></text:note></text:span><text:s/>and<text:s/><text:span text:style-name="T12">B</text:span><text:span text:style-name="T13">eowulf</text:span><text:span text:style-name="T14"><text:note text:note-class="footnote" text:id="_ftn1"><text:note-citation>2</text:note-citation><text:note-body><text:p text:style-name="Footnote"><text:span text:style-name="T15">Beowulf</text:span>, trans. R. M. Liuzza, 2d ed. (Peterborough, Ontario: Broadview, 2013), 3137-3182.</text:p></text:note-body></text:note></text:span>. These two texts have distinctly contrasting views on the idea of honor. In<text:s/><text:span text:style-name="T16">1 Henry IV<text:s/></text:span>each character has a different view of honor, and this essay will focus on the view of Falstaff on the<text:s/>matter<text:s/>of honor. In<text:s/><text:span text:style-name="T17">Beowulf</text:span><text:s/>honor is extremely important for the all of the characters, while in<text:s/><text:span text:style-name="T18">1 Henry IV</text:span><text:s/>Falstaff views honor as nothing more than a word. These are two extremely contrasting views on the topic of honor from the two texts. However, despite their clear differences, they are not completely opposing to one another.</text:p>
      <text:p text:style-name="P19"><text:tab/>In the text of<text:s/><text:span text:style-name="T20">Beowulf</text:span><text:s/>honor is extremely important to the heroic code. Many of the actions<text:s/>throughout<text:s/>the epic are centered around the growth of<text:s/>honor. Beowulf goes and fights monsters so that he can gain honor from his king, and later when he becomes the king, and still goes and slays the dragon so that he may be honored by his people. In the final section of<text:s/><text:span text:style-name="T21">Beowulf,</text:span><text:s/>the Geat people mourn the loss<text:s/>of their great king Beowulf. This moment is demonstrative of some of their ideas behind honor. The Geats pile the fruits of Beowulf's labors with him. “In the barrow they placed rings and bright<text:s/>jewels” (<text:span text:style-name="T22">Beowulf</text:span>, 3163). Through these items being placed with Beowulf the Geats are honoring their dead king. The items that are placed with Beowulf are representative of his heroic actions during his life. Through the recognition of these heroic deeds, the Geats are giving honor to Beowulf. The fact that they are<text:s/>providing<text:s/>him with honor when he is dead<text:s/>that demonstrates that the importance of honor is only<text:s/><text:soft-page-break/>fully met in the<text:s/>afterlife. In<text:s/><text:span text:style-name="T23">Beowulf</text:span><text:s/>honor is an extremely important concept. During life is when one gains honor to have in the<text:s/>afterlife. The true importance of honor is only found once one with honor dies, and then one can experience true honor. In the final few lines of the epic, the noblemen lament over the death of their prince, and they provide a final description for the character of Beowulf.</text:p>
      <text:p text:style-name="Standard"><text:tab/>they said that he was of all the kings of the world</text:p>
      <text:p text:style-name="Standard"><text:tab/>the mildest of men and the most gentle,</text:p>
      <text:p text:style-name="Standard"><text:tab/>the kindest to his folk and the most eager for<text:s/>fame. (<text:span text:style-name="T24">Beowulf</text:span>, 3180-82)</text:p>
      <text:p text:style-name="Standard"/>
      <text:p text:style-name="P25">These are all descriptors of a good king, and a good person. They describe Beowulf as a kind and<text:s/>gentle king, who sought the approval from his people. These are all things that could contribute to his honor. Begins a good king tends to be related to being an honorable king, and the final word “fame” could be in relation to honor. As fame could be interpreted as recognition for his good deeds, which is in direct relation to honor. From this final word, it can be seen that Beowulf worked very hard to gain honor, and was eager to be an honorable warrior and king. In the text of<text:s/><text:span text:style-name="T26">Beowulf</text:span><text:s/>honor is an extremely important concept especial to the character of Beowulf who appears to strive for honor and praise of his people.</text:p>
      <text:p text:style-name="P27"><text:tab/>In the text of<text:s/><text:span text:style-name="T28">1 Henry IV</text:span><text:s/>each character has their own views of honor, and in particular the character of Falstaff has a very distinct view of honor. One which he clearly expresses in the selected passage.</text:p>
      <text:p text:style-name="P29">How then? Can honour set to a leg? No. Or an arm? No. Or take away the grief of a wound? No. What is honour? A word. What is in that word honour? What is that honour? Air. A trim reckoning. Who hath it? He that died o’ Wednesday. Doth he feel it? No. Doth he hear it? No. ‘Tis insensible, then? Yea, to the dead. <text:s/>But will it not live with the living? No. Why? Detraction will not<text:s/>suffer it. Therefore I’ll none<text:s/>of it. Honour is a mere scutcheon. And so ends my<text:s/>catechism. (William, 5.2.131-140)</text:p>
      <text:p text:style-name="Standard"/>
      <text:p text:style-name="P30">Falstaff views honor as nothing more than air, as he states “What is that honour? Air”. Falstaff is demonstrated to be extremely materialistic, as he will spend all of his money the moment he gets<text:s/><text:soft-page-break/>it, so<text:s/>the concept of honor is foreign to him. As an immaterial concept, honor, is useless to him, and he even relates the immaterial concept to the closest<text:s/>material object in relation to it, which is “Air”. Falstaff asks if honor can be of any use to any person physically or mentally “Can honour set to a leg? No. Or an arm? No. Or take away the grief of a wound? No.” Clearly honor can do none of these things as Falstaff himself notes as he asks each question. Because honor can do nothing physically or mentally to<text:s/>heal a person it can be considered<text:s/>useless in the material world. This passage from the text is quite clear that Falstaff does not care for the concept of honor, and he instead cares much more for physical possessions, which he can get use out of immediately, or in his life. Falstaff asks who has honor, and the answer to that is the dead. He then continues on that the dead cannot feel or hear their honor, and so it is<text:s/>there for<text:s/>vain to give the dead honor as they have no way to make use of it. Falstaff brings into question the absurdity of the concept of honor, the living cannot have honor, but the dead can, however, the dead can make no use of this honor. This passage from<text:s/><text:span text:style-name="T31">1 Henry IV</text:span><text:s/>clearly displays Falstaff’s opinions of the concept of honor. He clearly<text:s/>thinks honor to be a useless device that cannot be used by him, and is useless to him after he dies. Therefore,<text:s/>honor is of no use and as he says it is nothing more than air in a word.</text:p>
      <text:p text:style-name="P32"><text:tab/>These two passages demonstrate extremely contrasting views on honor. In<text:s/><text:span text:style-name="T33">Beowulf</text:span><text:s/>honor is a great pride<text:s/>that people risk their lives for, and for Falstaff honor is nothing more than some air. Both texts provide some indication that honor is more present in the deceased. In<text:s/><text:span text:style-name="T34">Beowulf</text:span><text:s/>the Geats<text:s/>give him honor by providing riches from his conquests during life, and in<text:s/><text:span text:style-name="T35">1 Henry IV</text:span><text:s/>Falstaff says that the dead are the only ones who can possess honor. Both these texts indicate an agreement to the idea that after death is when honor is most important for a person or warrior. However, this is one of the very few agreements between these two passages about honor. In<text:s/><text:span text:style-name="T36">Beowulf</text:span><text:s/>honor is viewed as being useful or important in the afterlife, while for Falstaff honor<text:s/><text:soft-page-break/>does nothing for the dead, as they cannot feel or hear the honor. The honor of<text:s/>the dead cannot affect the dead in anyway, and so for Falstaff it is fruitless to give honor to dead men. While the one of the most important things in the Geat society is to give honor to the dead so that they may have the necessary opportunities in the<text:s/>afterlife. In<text:s/><text:span text:style-name="T37">Beowulf</text:span><text:s/>one of the reasons that Beowulf goes to fight the monsters is to gain honor, while<text:s/>in contrast<text:s/>Falstaff does not care for honor of any sort and even says that he will have none of it. This extreme contrast between the two interpretations of honor is clearly evident between the two selected passages. In a general summary in<text:s/><text:span text:style-name="T38">Beowulf</text:span><text:s/>honor is something to respect and work towards so that one may have honor in the<text:s/>afterlife. While in Falstaff's soliloquy it is clear that honor in his opinion is that it is useless, he cannot use it in his current life, and when he dies he cannot use it either, so honor is nothing more than air in a word. The differences between the two texts are substantial, and exceedingly clear. However, the similarities are less notable, despite their existence. Both these texts note that honor is for the dead, and is of much less or possibly no use to the living. However, Falstaff does not see the use of honor in an<text:s/>afterlife, and so sees honor has a pointless decoration to death, and funerals. This is an interesting connection to<text:s/><text:span text:style-name="T39">Beowulf</text:span><text:s/>where the demonstration of honor is decoration Beowulf's barrow with the treasure<text:s/>that<text:s/>he had fought for, or as Falstaff would put it “a mere<text:s/>scutcheon” (William, 5.2.139), just like<text:s/>honor.</text:p>
      <text:p text:style-name="P40"><text:tab/>These two texts have very different interpretations on honor,<text:s/><text:span text:style-name="T41">Beowulf</text:span><text:s/>shows great respect for honor, and that it is an important part of life, and even more important in the<text:s/>afterlife. In<text:s/><text:span text:style-name="T42">1 Henry IV<text:s/></text:span>Falstaff thinks very little of honor, and thinks that it is useless in the current life, and in the<text:s/>afterlife.<text:s/>The honor that<text:s/>is identified<text:s/>in both of these excerpts is of a similar nature, but the importance of this honor is different for<text:s/>each of the characters that it affects.<text:s/>Honor is an immaterial concept that means it is not physically useful for people like Falstaff, but it is<text:s/><text:soft-page-break/>spiritually significant for people like Beowul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BalloonText" style:display-name="Balloon Text" style:family="paragraph" style:parent-style-name="Normal">
      <style:text-properties style:font-name="Segoe UI" style:font-name-asian="Segoe UI" style:font-name-complex="Mangal" fo:font-size="9pt" style:font-size-asian="9pt" style:font-size-complex="8pt" fo:hyphenate="false"/>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style:style style:name="FooterChar" style:display-name="Footer Char" style:family="text" style:parent-style-name="DefaultParagraphFont">
      <style:text-properties style:font-name-complex="Mangal" style:font-size-complex="10.5pt"/>
    </style:style>
    <style:style style:name="BalloonTextChar" style:display-name="Balloon Text Char" style:family="text" style:parent-style-name="DefaultParagraphFont">
      <style:text-properties style:font-name="Segoe UI" style:font-name-asian="Segoe UI" style:font-name-complex="Mangal" fo:font-size="9pt" style:font-size-asian="9pt" style:font-size-complex="8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Rasmussen-<text:page-number text:fixed="false">5</text:page-number></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den Rasmussen</meta:initial-creator>
    <dc:creator>Profile</dc:creator>
    <meta:creation-date>2016-09-22T11:20:00Z</meta:creation-date>
    <dc:date>2016-11-11T04:19:00Z</dc:date>
    <meta:print-date>2016-11-11T04:17:00Z</meta:print-date>
    <meta:template xlink:href="Normal" xlink:type="simple"/>
    <meta:editing-cycles>31</meta:editing-cycles>
    <meta:editing-duration>PT9300S</meta:editing-duration>
    <meta:document-statistic meta:page-count="5" meta:paragraph-count="16" meta:word-count="1253" meta:character-count="8380" meta:row-count="59" meta:non-whitespace-character-count="7143"/>
  </office:meta>
</office:document-meta>
</file>